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text-align="justify"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loext:contextual-spacing="false" fo:margin-top="0cm" fo:margin-bottom="0.212cm" fo:text-align="justify" style:justify-single-word="false"/>
      <style:text-properties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normal" fo:background-color="transparent" style:font-style-asian="normal" style:font-style-complex="normal" loext:char-shading-value="0"/>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color="#3333ff"/>
    </style:style>
    <style:style style:name="T52" style:family="text">
      <style:text-properties fo:color="#3333ff" fo:language="en" fo:country="US"/>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style:font-style-asian="normal" style:font-weight-asian="normal" style:font-style-complex="normal" style:font-weight-complex="normal" loext:char-shading-value="0"/>
    </style:style>
    <style:style style:name="T56" style:family="text">
      <style:text-properties fo:font-style="normal" style:text-underline-style="none" style:font-style-asian="normal" style:font-style-complex="normal"/>
    </style:style>
    <style:style style:name="T57" style:family="text">
      <style:text-properties fo:color="#0066ff"/>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53"/>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58">Дайсон.</text:span></text:p>
      <text:p text:style-name="P73"><text:span text:style-name="T8">– </text:span><text:span text:style-name="T58">Сколько тебе лет?</text:span></text:p>
      <text:p text:style-name="P73"><text:span text:style-name="T8">– </text:span><text:span text:style-name="T58">Два года с начала запуска кластера.</text:span></text:p>
      <text:p text:style-name="P73"><text:span text:style-name="T8">– </text:span><text:span text:style-name="T58">Какой сейчас год?</text:span></text:p>
      <text:p text:style-name="P73"><text:span text:style-name="T8">– </text:span><text:span text:style-name="T21">20</text:span><text:span text:style-name="T20">18</text:span><text:span text:style-name="T58">-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4">, </text:span><text:span text:style-name="T5">в некоем городе живёт брадобрей, который бреет всех людей, которые не бреются сами. Вопрос: кто бреет брадобрея</text:span><text:span text:style-name="T54">?</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6">incompartible interface Analytics v.0.93 beta</text:span>”</text:p>
      <text:p text:style-name="P32">Ага, уже теплее.</text:p>
      <text:p text:style-name="P32"/>
      <text:p text:style-name="P73"><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2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28"> </text:span><text:span text:style-name="T29">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0" text:outline-level="2">2. Пробуждение</text:h>
      <text:p text:style-name="P30"/>
      <text:p text:style-name="P1"><text:span text:style-name="T33">Сознание рестартовало после того, как я гребанулся </text:span><text:span text:style-name="T48">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ка с резко очерчеными скулами в </text:span><text:soft-page-break/><text:span text:style-name="T48">ореоле живого переливающегося сияния, огромные глаза на треть морды, ажурные настороженные ушк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8">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8">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0"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1763457080598531472"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6">В Додж-Сити продолжаются исчезновения пони. Шериф подал в отставку…</text:span>”. “<text:span text:style-name="T26">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8">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8">платформ </text:span><text:span text:style-name="T2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8"> И никто ж не догадывался, что она </text:span><text:span text:style-name="T29">сделана по королевскому заказу</text:span><text:span text:style-name="T28">! Её </text:span><text:span text:style-name="T29">Солнечное </text:span><text:span text:style-name="T2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9">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0"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0">была </text:span><text:span text:style-name="T39">заточена под крылатых. Таких, для которых приземлиться на балкон в тронном </text:span><text:soft-page-break/><text:span text:style-name="T39">зале или уйти через портик на крыше</text:span><text:span text:style-name="T53"> </text:span><text:span text:style-name="T39">—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9">— книжный шкаф и напольная подставка для чтения с </text:span><text:span text:style-name="T30">упором в виде </text:span><text:span text:style-name="T39">голов</text:span><text:span text:style-name="T30">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9"> </text:span><text:span text:style-name="T30">Его центр занимал высокий </text:span><text:span text:style-name="T39">кругл</text:span><text:span text:style-name="T30">ый</text:span><text:span text:style-name="T39"> </text:span><text:span text:style-name="T30">футон</text:span><text:span text:style-name="T39"> </text:span><text:span text:style-name="T30">с</text:span><text:span text:style-name="T39"> велик</text:span><text:span text:style-name="T30">им</text:span><text:span text:style-name="T39"> множество</text:span><text:span text:style-name="T30">м</text:span><text:span text:style-name="T39"> подушек. Среди них я с удивлением заметил плюшевую единорожку </text:span><text:span text:style-name="T30">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9">– </text:span><text:span text:style-name="T30">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3">– </text:span>“<text:span text:style-name="T1">Что я могу сделать, чтобы вернуть всё назад?</text:span>”</text:p>
      <text:p text:style-name="P15"><text:span text:style-name="T43">– </text:span><text:span text:style-name="T30">Так и сказала?</text:span></text:p>
      <text:p text:style-name="P1"><text:span text:style-name="T39">–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3">– </text:span><text:span text:style-name="T30">Что бы это значило, Флёр?</text:span></text:p>
      <text:p text:style-name="P15"><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6">— </text:span><text:span text:style-name="T58">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28">раморный квартал </text:span>в настоящую обитель лени и казнокрадства!<text:line-break/><text:line-break/>(<text:span text:style-name="T39">у</text:span><text:span text:style-name="T43">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3">— </text:span><text:span text:style-name="T4">зачем привлекать ненужное внимание</text:span><text:span text:style-name="T53"> к своей особе? </text:span><text:span text:style-name="T4">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4">гостинничной </text:span><text:span text:style-name="T53">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9">–</text:span><text:span text:style-name="T3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9">исчезновений уже год. Почту за честь работать </text:span><text:span text:style-name="T30">под твоим руководством</text:span><text:span text:style-name="T39">. Погоди немного, я </text:span><text:span text:style-name="T30">от</text:span><text:span text:style-name="T39">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6"> </text:span><text:span text:style-name="T37">Видения этих городов</text:span><text:span text:style-name="T46"> дрожали, <text:s/>пересекались </text:span><text:span text:style-name="T37">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2">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8"> с использованием </text:span><text:span text:style-name="T2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9">—</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9"> </text:span><text:span text:style-name="T30">Мощнее ускорителя только </text:span><text:span text:style-name="T30">магия </text:span><text:span text:style-name="T30">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39">– Я </text:span><text:span text:style-name="T43">всегда буду оставаться в тени. </text:span><text:span text:style-name="T39">– </text:span><text:span text:style-name="T43">хлюпала единоро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text:span><text:span text:style-name="T1">близкого друга или </text:span><text:span text:style-name="T1">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text:span><text:span text:style-name="T11">Прозрения</text:span><text:span text:style-name="T11">,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4">—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8">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8">эт правда?</text:span></text:p>
      <text:p text:style-name="P48"><text:span text:style-name="T15">– </text:span><text:span text:style-name="T58">Какая из? Их много, вообще-то. Ик!</text:span></text:p>
      <text:p text:style-name="P48"><text:span text:style-name="T15">– </text:span><text:span text:style-name="T58">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8">он-нон, </text:span><text:span text:style-name="T15">– </text:span><text:span text:style-name="T58">захихикала Пинки, взъерошив копытами розовые кудряшки и попытавшись соорудить из них бороду, </text:span><text:span text:style-name="T15">–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8">Ты что-о-о! Нельзя любить фаэри! Она похитит твоё сердце, и ты будешь искать её, пока не… </text:span><text:span text:style-name="T15">– </text:span><text:span text:style-name="T58">Пинки погрузилась в так и не съеденный салат «по-кантерлотски» и захрапела.</text:span></text:p>
      <text:p text:style-name="P48"><text:span text:style-name="T15">– </text:span><text:span text:style-name="T58">Пока не умру?</text:span></text:p>
      <text:p text:style-name="P48"><text:span text:style-name="T15">– </text:span><text:span text:style-name="T58">Нет, глупенький. </text:span><text:span text:style-name="T15">– </text:span><text:span text:style-name="T58">пробулькала Пинки из миски. </text:span><text:span text:style-name="T15">–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6">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1">302 пони</text:span><text:span text:style-name="T26">.</text:span></text:p>
      <text:p text:style-name="P51"><text:span text:style-name="T61">250 пони</text:span><text:span text:style-name="T26">.</text:span></text:p>
      <text:p text:style-name="P51"><text:span text:style-name="T61">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2">Дружба </text:span><text:span text:style-name="T35">—</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3">»</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oft-page-break/><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1">302 пони</text:span><text:span text:style-name="T26">.</text:span></text:p>
      <text:p text:style-name="P51"><text:span text:style-name="T61">250 пони</text:span><text:span text:style-name="T26">.</text:span></text:p>
      <text:p text:style-name="P51"><text:span text:style-name="T61">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7">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А</text:span><text:span text:style-name="T32">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29">Я не могу навязать тебе чувств…</text:span><text:span text:style-name="T25"> </text:span><text:span text:style-name="T2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 «<text:span text:style-name="T2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8">– </text:span><text:span text:style-name="T28">Шейла! Шейла Блюскай! И я уже не малышка! </text:span><text:span text:style-name="T38">– </text:span><text:span text:style-name="T28">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oft-page-break/><text:span text:style-name="T41">–</text:span><text:span text:style-name="T32">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text:span><text:span text:style-name="T11">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oft-page-break/><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text:span><text:span text:style-name="T11">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text:span text:style-name="T11">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text:span text:style-name="T11">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59">— она готова отпилить себе крыло, дабы </text:span><text:span text:style-name="T59">защитить</text:span><text:span text:style-name="T59"> кого-то </text:span><text:span text:style-name="T59">от </text:span><text:span text:style-name="T59">солнц</text:span><text:span text:style-name="T59">а</text:span><text:span text:style-name="T59">!</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text:span><text:span text:style-name="T11">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1" text:outline-level="2"><text:soft-page-break/><text:span text:style-name="T1">22</text:span>. <text:span text:style-name="T1">Лучший</text:span> Гранд Галопин<text:span text:style-name="T1">г</text:span> Гала <text:span text:style-name="T1">в истории</text:span></text:h>
      <text:p text:style-name="P7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text:span text:style-name="T11">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7"/>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text:soft-page-break/>–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text:soft-page-break/>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робокорном».</text:p>
      <text:p text:style-name="P53">…</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text:soft-page-break/>–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Осколки</text:span></text:h>
      <text:p text:style-name="P80"/>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через день мы достигнем цели.</text:p>
      <text:p text:style-name="P53"/>
      <text:p text:style-name="P53"/>
      <text:p text:style-name="P53"/>
      <text:p text:style-name="P53"/>
      <text:p text:style-name="P53"/>
      <text:p text:style-name="P53"/>
      <text:p text:style-name="P53"/>
      <text:p text:style-name="P53"/>
      <text:p text:style-name="P53"><text:soft-page-break/>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text:soft-page-break/>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59">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oft-page-break/><text:span text:style-name="T38">–</text:span><text:span text:style-name="T28">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text:soft-page-break/>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text:soft-page-break/>Луна отдаёт короткую команду в интерком и наперерез падающим фигуркам с «Конкордии» пикирует звено Вондерболтов.</text:p>
      <text:p text:style-name="P53">– <text:span text:style-name="T26">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text:soft-page-break/>–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2"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0">— феерия эмоций на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3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2">– </text:span>Привет, Нэш. Это Анон.</text:p>
      <text:p text:style-name="P1"><text:span text:style-name="T3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8">Сейчас уже нельзя ничего изменить и придётся ему довер</text:span><text:span text:style-name="T29">иться</text:span><text:span text:style-name="T2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57">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oft-page-break/><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2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8">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text:soft-page-break/></text:p>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6">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text:soft-page-break/>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text:soft-page-break/>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8">—</text:span> что может держать закоренелого обеспеченного холостяка дома, кроме работы? <text:span text:style-name="T2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text:soft-page-break/>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2">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0" text:outline-level="2">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2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8">–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ДА НУ ЕГО НАХУЙ — ТАКОЙ АЛЬПИНИЗ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28">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oft-page-break/><text:span text:style-name="T11">–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2">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text:soft-page-break/>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28">.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4">– К сожалению, не </text:span><text:span text:style-name="T47">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4">творчество таких раздолбаев, как ты и твой дружок Юджин — чтоб ему икнулось, где бы он ни был.</text:span><text:span text:style-name="T44"><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4">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4">–</text:span><text:span text:style-name="T2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28">– Ты уже устранил крупнейший дефект Эквестрии </text:span><text:span text:style-name="T44">— манипуляции светилом. Аналогично решаются и остальные проблемы</text:span><text:span text:style-name="T2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8">. Я сам такое проделывал много раз со всякими мелочами, вроде эквестрийской природы и техники. Были там </text:span><text:soft-page-break/><text:span text:style-name="T28">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4">–</text:span><text:span text:style-name="T28"> А кьютимарки? Как, разрази меня квазар, объяснить кьютимарки? </text:span><text:span text:style-name="T44">–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48">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5">—</text:span><text:span text:style-name="T48"> точнее, дерево схожих миров Эквуса </text:span><text:span text:style-name="T55">—</text:span><text:span text:style-name="T48"> создали брони. Разумеется, стержнем им послужил именно сериал, но каждый фанфик </text:span><text:span text:style-name="T55">—</text:span><text:span text:style-name="T4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text:soft-page-break/></text:p>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48">– Наконец-то я вижу свет в конце тоннеля! Как это не пришло мне в голову! Ты всё отлично увязал! Всё сходится! Более того </text:span><text:span text:style-name="T55">—</text:span><text:span text:style-name="T48"> Анакорн заговорщически подмигнул мне </text:span><text:span text:style-name="T55">—</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5">— и первой реальной историей в объединённой эквестрийской реальности</text:span><text:span text:style-name="T48">!</text:span></text:p>
      <text:p text:style-name="P104">Я подозрительно посмотрел на Анакорна.</text:p>
      <text:p text:style-name="P103"><text:span text:style-name="T17">– </text:span><text:span text:style-name="T48">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5">—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6">— </text:span>тебя никогда и не будет! Мне очень жаль. Тебе ещё не поздно выбрать что-нибудь другое.</text:p>
      <text:p text:style-name="P103"><text:soft-page-break/>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4">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text:soft-page-break/></text:p>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32">–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8">Хочу, чтобы ты </text:span><text:span text:style-name="T29">делал мне почесушки</text:span><text:span text:style-name="T28">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1">Daft Punk – Get Lucky</text:span>&gt;</text:p>
      <text:p text:style-name="P115">Звон будильника чуть не проломил башку. Я открыл глаза. </text:p>
      <text:p text:style-name="P115"><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05T00:07:17.85</dc:date>
    <meta:editing-duration>P138DT9H8M6S</meta:editing-duration>
    <meta:editing-cycles>8443</meta:editing-cycles>
    <meta:generator>OpenOffice/4.1.1$Win32 OpenOffice.org_project/411m6$Build-9775</meta:generator>
    <dc:creator>макс </dc:creator>
    <meta:document-statistic meta:table-count="0" meta:image-count="0" meta:object-count="0" meta:page-count="211" meta:paragraph-count="4454" meta:word-count="97899" meta:character-count="621147"/>
  </office:meta>
</office:document-meta>
</file>